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ee8" officeooo:paragraph-rsid="0009dee8"/>
    </style:style>
    <style:style style:name="P2" style:family="paragraph" style:parent-style-name="Standard" style:list-style-name="L1">
      <style:text-properties officeooo:rsid="0009dee8" officeooo:paragraph-rsid="0009dee8"/>
    </style:style>
    <style:style style:name="P3" style:family="paragraph" style:parent-style-name="Standard" style:list-style-name="L2">
      <style:text-properties officeooo:rsid="0009dee8" officeooo:paragraph-rsid="0009dee8"/>
    </style:style>
    <style:style style:name="P4" style:family="paragraph" style:parent-style-name="Standard" style:list-style-name="L3">
      <style:text-properties officeooo:rsid="0009dee8" officeooo:paragraph-rsid="0009dee8"/>
    </style:style>
    <style:style style:name="P5" style:family="paragraph" style:parent-style-name="Standard" style:list-style-name="L4">
      <style:text-properties officeooo:rsid="0009dee8" officeooo:paragraph-rsid="0009dee8"/>
    </style:style>
    <style:style style:name="P6" style:family="paragraph" style:parent-style-name="Standard" style:list-style-name="L2">
      <style:text-properties officeooo:rsid="000a20b2" officeooo:paragraph-rsid="000a20b2"/>
    </style:style>
    <style:style style:name="P7" style:family="paragraph" style:parent-style-name="Standard" style:list-style-name="L3">
      <style:text-properties officeooo:rsid="000a20b2" officeooo:paragraph-rsid="000a20b2"/>
    </style:style>
    <style:style style:name="P8" style:family="paragraph" style:parent-style-name="Standard" style:list-style-name="L5">
      <style:text-properties officeooo:rsid="000a20b2" officeooo:paragraph-rsid="000a20b2"/>
    </style:style>
    <style:style style:name="P9" style:family="paragraph" style:parent-style-name="Standard" style:list-style-name="L5">
      <style:text-properties officeooo:rsid="000aec71" officeooo:paragraph-rsid="000aec71"/>
    </style:style>
    <style:style style:name="T1" style:family="text">
      <style:text-properties officeooo:rsid="000a20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 DE MON APPLI : « MANGA POUR TOUS »/ « Manga4all »</text:p>
      <text:p text:style-name="P1"/>
      <text:p text:style-name="P1">Accueil :</text:p>
      <text:list xml:id="list144355161" text:style-name="L1">
        <text:list-item>
          <text:p text:style-name="P2">logo</text:p>
        </text:list-item>
        <text:list-item>
          <text:p text:style-name="P2">nom de l’appli</text:p>
        </text:list-item>
        <text:list-item>
          <text:p text:style-name="P2">barre de navigation</text:p>
        </text:list-item>
        <text:list-item>
          <text:p text:style-name="P2">barre / <text:span text:style-name="T1">bouton</text:span> de recherche</text:p>
        </text:list-item>
        <text:list-item>
          <text:p text:style-name="P2">bouton de connexion</text:p>
        </text:list-item>
        <text:list-item>
          <text:p text:style-name="P2">texte d’accueil</text:p>
        </text:list-item>
        <text:list-item>
          <text:p text:style-name="P2">les derniers ajouts/ventes</text:p>
        </text:list-item>
      </text:list>
      <text:p text:style-name="P1"/>
      <text:p text:style-name="P1">Page de connexion : </text:p>
      <text:list xml:id="list3236358177" text:style-name="L2">
        <text:list-item>
          <text:p text:style-name="P6">logo</text:p>
        </text:list-item>
        <text:list-item>
          <text:p text:style-name="P3">pseudo</text:p>
        </text:list-item>
        <text:list-item>
          <text:p text:style-name="P3">adresse mail</text:p>
        </text:list-item>
        <text:list-item>
          <text:p text:style-name="P3">mot de passe</text:p>
        </text:list-item>
        <text:list-item>
          <text:p text:style-name="P3">bouton de connexion</text:p>
        </text:list-item>
        <text:list-item>
          <text:p text:style-name="P3">bouton d’inscription</text:p>
        </text:list-item>
      </text:list>
      <text:p text:style-name="P1"/>
      <text:p text:style-name="P1">Profil :</text:p>
      <text:list xml:id="list1659466984" text:style-name="L3">
        <text:list-item>
          <text:p text:style-name="P7">logo</text:p>
        </text:list-item>
        <text:list-item>
          <text:p text:style-name="P7">barre de navigation</text:p>
        </text:list-item>
        <text:list-item>
          <text:p text:style-name="P7">barre / bouton de recherche</text:p>
        </text:list-item>
        <text:list-item>
          <text:p text:style-name="P4">avatar</text:p>
        </text:list-item>
        <text:list-item>
          <text:p text:style-name="P4">pseudo</text:p>
        </text:list-item>
        <text:list-item>
          <text:p text:style-name="P4">brève description</text:p>
        </text:list-item>
        <text:list-item>
          <text:p text:style-name="P4">liste des mangas ajoutés</text:p>
        </text:list-item>
        <text:list-item>
          <text:p text:style-name="P4">bouton d’ajout de mangas</text:p>
        </text:list-item>
      </text:list>
      <text:p text:style-name="P1"/>
      <text:p text:style-name="P1">Recherche :</text:p>
      <text:list xml:id="list662840782" text:style-name="L4">
        <text:list-item>
          <text:p text:style-name="P5">barre / <text:span text:style-name="T1">bouton</text:span> de recherche</text:p>
        </text:list-item>
        <text:list-item>
          <text:p text:style-name="P5">options de recherches</text:p>
        </text:list-item>
      </text:list>
      <text:p text:style-name="P1"/>
      <text:p text:style-name="P1">Résultats de recherche :</text:p>
      <text:list xml:id="list715812110" text:style-name="L5">
        <text:list-item>
          <text:p text:style-name="P8">logo</text:p>
        </text:list-item>
        <text:list-item>
          <text:p text:style-name="P8">nom de l’appli</text:p>
        </text:list-item>
        <text:list-item>
          <text:p text:style-name="P8">barre de navigation</text:p>
        </text:list-item>
        <text:list-item>
          <text:p text:style-name="P9">résultats affichés avec image, description, revendeur et prix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14:03:54.782000000</meta:creation-date>
    <dc:date>2021-08-17T14:50:20.764000000</dc:date>
    <meta:editing-duration>PT10M43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3" meta:word-count="130" meta:character-count="628" meta:non-whitespace-character-count="557"/>
  </office:meta>
</office:document-meta>
</file>